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9.7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84.84pt"/>
    </style:style>
    <style:style style:name="co4" style:family="table-column">
      <style:table-column-properties fo:break-before="auto" style:column-width="93.34pt"/>
    </style:style>
    <style:style style:name="co5" style:family="table-column">
      <style:table-column-properties fo:break-before="auto" style:column-width="117.41pt"/>
    </style:style>
    <style:style style:name="co6" style:family="table-column">
      <style:table-column-properties fo:break-before="auto" style:column-width="56.5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NS_Convergence.Data.VS.SSWENO_NonUniform_2Dx1_Grid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DxL=0.5</text:p>
          </table:table-cell>
          <table:table-cell office:value-type="string" calcext:value-type="string">
            <text:p>Dx0 = 0.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L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2</text:p>
          </table:table-cell>
          <table:table-cell/>
          <table:table-cell office:value-type="string" calcext:value-type="string">
            <text:p>Linf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267725940011818" calcext:value-type="float">
            <text:p>0.026772594</text:p>
          </table:table-cell>
          <table:table-cell/>
          <table:table-cell office:value-type="float" office:value="0.0660686225126687" calcext:value-type="float">
            <text:p>0.0660686225</text:p>
          </table:table-cell>
          <table:table-cell/>
          <table:table-cell office:value-type="float" office:value="0.483629114394548" calcext:value-type="float">
            <text:p>0.4836291144</text:p>
          </table:table-cell>
          <table:table-cell/>
          <table:table-cell office:value-type="float" office:value="2.73" calcext:value-type="float">
            <text:p>2.7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644381198159834" calcext:value-type="float">
            <text:p>0.006443812</text:p>
          </table:table-cell>
          <table:table-cell table:formula="of:=LOG([.B5]/[.B4];[.A5]/[.A4])" office:value-type="float" office:value="-2.05477062409481" calcext:value-type="float">
            <text:p>-2.0547706241</text:p>
          </table:table-cell>
          <table:table-cell office:value-type="float" office:value="0.0182891759252836" calcext:value-type="float">
            <text:p>0.0182891759</text:p>
          </table:table-cell>
          <table:table-cell table:formula="of:=LOG([.D5]/[.D4];[.A5]/[.A4])" office:value-type="float" office:value="-1.85297519426902" calcext:value-type="float">
            <text:p>-1.8529751943</text:p>
          </table:table-cell>
          <table:table-cell office:value-type="float" office:value="0.169164367115313" calcext:value-type="float">
            <text:p>0.1691643671</text:p>
          </table:table-cell>
          <table:table-cell table:formula="of:=LOG([.F5]/[.F4];[.A5]/[.A4])" office:value-type="float" office:value="-1.51547538690722" calcext:value-type="float">
            <text:p>-1.5154753869</text:p>
          </table:table-cell>
          <table:table-cell office:value-type="float" office:value="7.4708" calcext:value-type="float">
            <text:p>7.4708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168790163506436" calcext:value-type="float">
            <text:p>0.0016879016</text:p>
          </table:table-cell>
          <table:table-cell table:formula="of:=LOG([.B6]/[.B5];[.A6]/[.A5])" office:value-type="float" office:value="-3.30394438241171" calcext:value-type="float">
            <text:p>-3.3039443824</text:p>
          </table:table-cell>
          <table:table-cell office:value-type="float" office:value="0.0052443013906069" calcext:value-type="float">
            <text:p>0.0052443014</text:p>
          </table:table-cell>
          <table:table-cell table:formula="of:=LOG([.D6]/[.D5];[.A6]/[.A5])" office:value-type="float" office:value="-3.08082580402939" calcext:value-type="float">
            <text:p>-3.080825804</text:p>
          </table:table-cell>
          <table:table-cell office:value-type="float" office:value="0.107098091961403" calcext:value-type="float">
            <text:p>0.107098092</text:p>
          </table:table-cell>
          <table:table-cell table:formula="of:=LOG([.F6]/[.F5];[.A6]/[.A5])" office:value-type="float" office:value="-1.12741061511489" calcext:value-type="float">
            <text:p>-1.1274106151</text:p>
          </table:table-cell>
          <table:table-cell office:value-type="float" office:value="15.1023" calcext:value-type="float">
            <text:p>15.102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0591224033603751" calcext:value-type="float">
            <text:p>0.000591224</text:p>
          </table:table-cell>
          <table:table-cell table:formula="of:=LOG([.B7]/[.B6];[.A7]/[.A6])" office:value-type="float" office:value="-3.64654762948725" calcext:value-type="float">
            <text:p>-3.6465476295</text:p>
          </table:table-cell>
          <table:table-cell office:value-type="float" office:value="0.00210172264975996" calcext:value-type="float">
            <text:p>0.0021017226</text:p>
          </table:table-cell>
          <table:table-cell table:formula="of:=LOG([.D7]/[.D6];[.A7]/[.A6])" office:value-type="float" office:value="-3.17845568897149" calcext:value-type="float">
            <text:p>-3.178455689</text:p>
          </table:table-cell>
          <table:table-cell office:value-type="float" office:value="0.036795482475906" calcext:value-type="float">
            <text:p>0.0367954825</text:p>
          </table:table-cell>
          <table:table-cell table:formula="of:=LOG([.F7]/[.F6];[.A7]/[.A6])" office:value-type="float" office:value="-3.71371797300696" calcext:value-type="float">
            <text:p>-3.713717973</text:p>
          </table:table-cell>
          <table:table-cell office:value-type="float" office:value="24.7886" calcext:value-type="float">
            <text:p>24.7886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0104487758248711" calcext:value-type="float">
            <text:p>0.0001044878</text:p>
          </table:table-cell>
          <table:table-cell table:formula="of:=LOG([.B8]/[.B7];[.A8]/[.A7])" office:value-type="float" office:value="-4.27441244090249" calcext:value-type="float">
            <text:p>-4.2744124409</text:p>
          </table:table-cell>
          <table:table-cell office:value-type="float" office:value="0.000402475185819342" calcext:value-type="float">
            <text:p>0.0004024752</text:p>
          </table:table-cell>
          <table:table-cell table:formula="of:=LOG([.D8]/[.D7];[.A8]/[.A7])" office:value-type="float" office:value="-4.07650157554449" calcext:value-type="float">
            <text:p>-4.0765015755</text:p>
          </table:table-cell>
          <table:table-cell office:value-type="float" office:value="0.0175514407045032" calcext:value-type="float">
            <text:p>0.0175514407</text:p>
          </table:table-cell>
          <table:table-cell table:formula="of:=LOG([.F8]/[.F7];[.A8]/[.A7])" office:value-type="float" office:value="-1.8256541094722" calcext:value-type="float">
            <text:p>-1.8256541095</text:p>
          </table:table-cell>
          <table:table-cell office:value-type="float" office:value="55.1462" calcext:value-type="float">
            <text:p>55.1462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0029669184353168" calcext:value-type="float">
            <text:p>2.9669184353168E-05</text:p>
          </table:table-cell>
          <table:table-cell table:formula="of:=LOG([.B9]/[.B8];[.A9]/[.A8])" office:value-type="float" office:value="-4.37622325425982" calcext:value-type="float">
            <text:p>-4.3762232543</text:p>
          </table:table-cell>
          <table:table-cell office:value-type="float" office:value="0.000126193367991432" calcext:value-type="float">
            <text:p>0.0001261934</text:p>
          </table:table-cell>
          <table:table-cell table:formula="of:=LOG([.D9]/[.D8];[.A9]/[.A8])" office:value-type="float" office:value="-4.03159653913261" calcext:value-type="float">
            <text:p>-4.0315965391</text:p>
          </table:table-cell>
          <table:table-cell office:value-type="float" office:value="0.00289181250795245" calcext:value-type="float">
            <text:p>0.0028918125</text:p>
          </table:table-cell>
          <table:table-cell table:formula="of:=LOG([.F9]/[.F8];[.A9]/[.A8])" office:value-type="float" office:value="-6.26821321078218" calcext:value-type="float">
            <text:p>-6.2682132108</text:p>
          </table:table-cell>
          <table:table-cell office:value-type="float" office:value="97.393" calcext:value-type="float">
            <text:p>97.393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0000581580118307397" calcext:value-type="float">
            <text:p>5.81580118307397E-06</text:p>
          </table:table-cell>
          <table:table-cell table:formula="of:=LOG([.B10]/[.B9];[.A10]/[.A9])" office:value-type="float" office:value="-4.01891643829677" calcext:value-type="float">
            <text:p>-4.0189164383</text:p>
          </table:table-cell>
          <table:table-cell office:value-type="float" office:value="0.0000236936691509184" calcext:value-type="float">
            <text:p>2.36936691509184E-05</text:p>
          </table:table-cell>
          <table:table-cell table:formula="of:=LOG([.D10]/[.D9];[.A10]/[.A9])" office:value-type="float" office:value="-4.12515769096319" calcext:value-type="float">
            <text:p>-4.125157691</text:p>
          </table:table-cell>
          <table:table-cell office:value-type="float" office:value="0.000817984362281088" calcext:value-type="float">
            <text:p>0.0008179844</text:p>
          </table:table-cell>
          <table:table-cell table:formula="of:=LOG([.F10]/[.F9];[.A10]/[.A9])" office:value-type="float" office:value="-3.11443698913996" calcext:value-type="float">
            <text:p>-3.1144369891</text:p>
          </table:table-cell>
          <table:table-cell office:value-type="float" office:value="220.4689" calcext:value-type="float">
            <text:p>220.4689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000178610143081646" calcext:value-type="float">
            <text:p>1.78610143081646E-06</text:p>
          </table:table-cell>
          <table:table-cell table:formula="of:=LOG([.B11]/[.B10];[.A11]/[.A10])" office:value-type="float" office:value="-4.10363868730223" calcext:value-type="float">
            <text:p>-4.1036386873</text:p>
          </table:table-cell>
          <table:table-cell office:value-type="float" office:value="0.00000753193237529759" calcext:value-type="float">
            <text:p>7.53193237529759E-06</text:p>
          </table:table-cell>
          <table:table-cell table:formula="of:=LOG([.D11]/[.D10];[.A11]/[.A10])" office:value-type="float" office:value="-3.98375973108356" calcext:value-type="float">
            <text:p>-3.9837597311</text:p>
          </table:table-cell>
          <table:table-cell office:value-type="float" office:value="0.00036578837138812" calcext:value-type="float">
            <text:p>0.0003657884</text:p>
          </table:table-cell>
          <table:table-cell table:formula="of:=LOG([.F11]/[.F10];[.A11]/[.A10])" office:value-type="float" office:value="-2.79749192095587" calcext:value-type="float">
            <text:p>-2.797491921</text:p>
          </table:table-cell>
          <table:table-cell office:value-type="float" office:value="393.0772" calcext:value-type="float">
            <text:p>393.0772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0000040301378013971" calcext:value-type="float">
            <text:p>0.000000403</text:p>
          </table:table-cell>
          <table:table-cell table:formula="of:=LOG([.B12]/[.B11];[.A12]/[.A11])" office:value-type="float" office:value="-3.67188141954742" calcext:value-type="float">
            <text:p>-3.6718814195</text:p>
          </table:table-cell>
          <table:table-cell office:value-type="float" office:value="0.00000182969754899169" calcext:value-type="float">
            <text:p>1.82969754899169E-06</text:p>
          </table:table-cell>
          <table:table-cell table:formula="of:=LOG([.D12]/[.D11];[.A12]/[.A11])" office:value-type="float" office:value="-3.48982174968938" calcext:value-type="float">
            <text:p>-3.4898217497</text:p>
          </table:table-cell>
          <table:table-cell office:value-type="float" office:value="0.0000815845166171059" calcext:value-type="float">
            <text:p>8.15845166171059E-05</text:p>
          </table:table-cell>
          <table:table-cell table:formula="of:=LOG([.F12]/[.F11];[.A12]/[.A11])" office:value-type="float" office:value="-3.70047981758741" calcext:value-type="float">
            <text:p>-3.7004798176</text:p>
          </table:table-cell>
          <table:table-cell office:value-type="float" office:value="899.2577" calcext:value-type="float">
            <text:p>899.2577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00000157979416445632" calcext:value-type="float">
            <text:p>0.000000158</text:p>
          </table:table-cell>
          <table:table-cell table:formula="of:=LOG([.B13]/[.B12];[.A13]/[.A12])" office:value-type="float" office:value="-3.25535059726156" calcext:value-type="float">
            <text:p>-3.2553505973</text:p>
          </table:table-cell>
          <table:table-cell office:value-type="float" office:value="0.000000800104352114902" calcext:value-type="float">
            <text:p>8.00104352114902E-07</text:p>
          </table:table-cell>
          <table:table-cell table:formula="of:=LOG([.D13]/[.D12];[.A13]/[.A12])" office:value-type="float" office:value="-2.87527057924293" calcext:value-type="float">
            <text:p>-2.8752705792</text:p>
          </table:table-cell>
          <table:table-cell office:value-type="float" office:value="0.0000361862808198055" calcext:value-type="float">
            <text:p>3.61862808198055E-05</text:p>
          </table:table-cell>
          <table:table-cell table:formula="of:=LOG([.F13]/[.F12];[.A13]/[.A12])" office:value-type="float" office:value="-2.82589535585804" calcext:value-type="float">
            <text:p>-2.8258953559</text:p>
          </table:table-cell>
          <table:table-cell office:value-type="float" office:value="2120.6714" calcext:value-type="float">
            <text:p>2120.6714</text:p>
          </table:table-cell>
          <table:table-cell/>
        </table:table-row>
        <table:table-row table:style-name="ro1">
          <table:table-cell table:number-columns-repeated="2"/>
          <table:table-cell table:formula="of:=LOG([.B14]/[.B13];[.A14]/[.A13])" office:value-type="string" office:string-value="" calcext:value-type="error">
            <text:p>Err:502</text:p>
          </table:table-cell>
          <table:table-cell/>
          <table:table-cell table:formula="of:=LOG([.D14]/[.D13];[.A14]/[.A13])" office:value-type="string" office:string-value="" calcext:value-type="error">
            <text:p>Err:502</text:p>
          </table:table-cell>
          <table:table-cell/>
          <table:table-cell table:formula="of:=LOG([.F14]/[.F13];[.A14]/[.A13])" office:value-type="string" office:string-value="" calcext:value-type="error">
            <text:p>Err:502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LOG([.B15]/[.B14];[.A15]/[.A14])" office:value-type="string" office:string-value="" calcext:value-type="error">
            <text:p>#DIV/0!</text:p>
          </table:table-cell>
          <table:table-cell/>
          <table:table-cell table:formula="of:=LOG([.D15]/[.D14];[.A15]/[.A14])" office:value-type="string" office:string-value="" calcext:value-type="error">
            <text:p>#DIV/0!</text:p>
          </table:table-cell>
          <table:table-cell/>
          <table:table-cell table:formula="of:=LOG([.F15]/[.F14];[.A15]/[.A14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xL=1.0</text:p>
          </table:table-cell>
          <table:table-cell office:value-type="string" calcext:value-type="string">
            <text:p>Dx0 = 0.1</text:p>
          </table:table-cell>
          <table:table-cell/>
          <table:table-cell table:formula="of:=LOG([.D16]/[.D15];[.A16]/[.A15])" office:value-type="string" office:string-value="" calcext:value-type="error">
            <text:p>#DIV/0!</text:p>
          </table:table-cell>
          <table:table-cell/>
          <table:table-cell table:formula="of:=LOG([.F16]/[.F15];[.A16]/[.A15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260736108602372" calcext:value-type="float">
            <text:p>0.0260736109</text:p>
          </table:table-cell>
          <table:table-cell table:formula="of:=LOG([.B17]/[.B16];[.A17]/[.A16])" office:value-type="string" office:string-value="" calcext:value-type="error">
            <text:p>#VALUE!</text:p>
          </table:table-cell>
          <table:table-cell office:value-type="float" office:value="0.0644721220037155" calcext:value-type="float">
            <text:p>0.064472122</text:p>
          </table:table-cell>
          <table:table-cell table:formula="of:=LOG([.D17]/[.D16];[.A17]/[.A16])" office:value-type="string" office:string-value="" calcext:value-type="error">
            <text:p>#DIV/0!</text:p>
          </table:table-cell>
          <table:table-cell office:value-type="float" office:value="0.436966622933664" calcext:value-type="float">
            <text:p>0.4369666229</text:p>
          </table:table-cell>
          <table:table-cell table:formula="of:=LOG([.F17]/[.F16];[.A17]/[.A16])" office:value-type="string" office:string-value="" calcext:value-type="error">
            <text:p>#DIV/0!</text:p>
          </table:table-cell>
          <table:table-cell office:value-type="float" office:value="2.0356" calcext:value-type="float">
            <text:p>2.0356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648664959431283" calcext:value-type="float">
            <text:p>0.0064866496</text:p>
          </table:table-cell>
          <table:table-cell table:formula="of:=LOG([.B18]/[.B17];[.A18]/[.A17])" office:value-type="float" office:value="-2.0070449791012" calcext:value-type="float">
            <text:p>-2.0070449791</text:p>
          </table:table-cell>
          <table:table-cell office:value-type="float" office:value="0.0183447421214256" calcext:value-type="float">
            <text:p>0.0183447421</text:p>
          </table:table-cell>
          <table:table-cell table:formula="of:=LOG([.D18]/[.D17];[.A18]/[.A17])" office:value-type="float" office:value="-1.81330884417243" calcext:value-type="float">
            <text:p>-1.8133088442</text:p>
          </table:table-cell>
          <table:table-cell office:value-type="float" office:value="0.169420526882766" calcext:value-type="float">
            <text:p>0.1694205269</text:p>
          </table:table-cell>
          <table:table-cell table:formula="of:=LOG([.F18]/[.F17];[.A18]/[.A17])" office:value-type="float" office:value="-1.36691440448163" calcext:value-type="float">
            <text:p>-1.3669144045</text:p>
          </table:table-cell>
          <table:table-cell office:value-type="float" office:value="4.4059" calcext:value-type="float">
            <text:p>4.4059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159582014405826" calcext:value-type="float">
            <text:p>0.0015958201</text:p>
          </table:table-cell>
          <table:table-cell table:formula="of:=LOG([.B19]/[.B18];[.A19]/[.A18])" office:value-type="float" office:value="-3.45864126688997" calcext:value-type="float">
            <text:p>-3.4586412669</text:p>
          </table:table-cell>
          <table:table-cell office:value-type="float" office:value="0.0051203806871346" calcext:value-type="float">
            <text:p>0.0051203807</text:p>
          </table:table-cell>
          <table:table-cell table:formula="of:=LOG([.D19]/[.D18];[.A19]/[.A18])" office:value-type="float" office:value="-3.14728489773299" calcext:value-type="float">
            <text:p>-3.1472848977</text:p>
          </table:table-cell>
          <table:table-cell office:value-type="float" office:value="0.101353801028893" calcext:value-type="float">
            <text:p>0.101353801</text:p>
          </table:table-cell>
          <table:table-cell table:formula="of:=LOG([.F19]/[.F18];[.A19]/[.A18])" office:value-type="float" office:value="-1.26710427720044" calcext:value-type="float">
            <text:p>-1.2671042772</text:p>
          </table:table-cell>
          <table:table-cell office:value-type="float" office:value="8.0075" calcext:value-type="float">
            <text:p>8.007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0576657812701307" calcext:value-type="float">
            <text:p>0.0005766578</text:p>
          </table:table-cell>
          <table:table-cell table:formula="of:=LOG([.B20]/[.B19];[.A20]/[.A19])" office:value-type="float" office:value="-3.53826022693392" calcext:value-type="float">
            <text:p>-3.5382602269</text:p>
          </table:table-cell>
          <table:table-cell office:value-type="float" office:value="0.00200558287829504" calcext:value-type="float">
            <text:p>0.0020055829</text:p>
          </table:table-cell>
          <table:table-cell table:formula="of:=LOG([.D20]/[.D19];[.A20]/[.A19])" office:value-type="float" office:value="-3.25808991286368" calcext:value-type="float">
            <text:p>-3.2580899129</text:p>
          </table:table-cell>
          <table:table-cell office:value-type="float" office:value="0.0331735895401888" calcext:value-type="float">
            <text:p>0.0331735895</text:p>
          </table:table-cell>
          <table:table-cell table:formula="of:=LOG([.F20]/[.F19];[.A20]/[.A19])" office:value-type="float" office:value="-3.88228332440407" calcext:value-type="float">
            <text:p>-3.8822833244</text:p>
          </table:table-cell>
          <table:table-cell office:value-type="float" office:value="13.3384" calcext:value-type="float">
            <text:p>13.3384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0105978239328438" calcext:value-type="float">
            <text:p>0.0001059782</text:p>
          </table:table-cell>
          <table:table-cell table:formula="of:=LOG([.B21]/[.B20];[.A21]/[.A20])" office:value-type="float" office:value="-4.17795570432615" calcext:value-type="float">
            <text:p>-4.1779557043</text:p>
          </table:table-cell>
          <table:table-cell office:value-type="float" office:value="0.000399826641995076" calcext:value-type="float">
            <text:p>0.0003998266</text:p>
          </table:table-cell>
          <table:table-cell table:formula="of:=LOG([.D21]/[.D20];[.A21]/[.A20])" office:value-type="float" office:value="-3.97730635622414" calcext:value-type="float">
            <text:p>-3.9773063562</text:p>
          </table:table-cell>
          <table:table-cell office:value-type="float" office:value="0.0158851247857026" calcext:value-type="float">
            <text:p>0.0158851248</text:p>
          </table:table-cell>
          <table:table-cell table:formula="of:=LOG([.F21]/[.F20];[.A21]/[.A20])" office:value-type="float" office:value="-1.81611419968339" calcext:value-type="float">
            <text:p>-1.8161141997</text:p>
          </table:table-cell>
          <table:table-cell office:value-type="float" office:value="24.9227" calcext:value-type="float">
            <text:p>24.9227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00294783841855645" calcext:value-type="float">
            <text:p>2.94783841855645E-05</text:p>
          </table:table-cell>
          <table:table-cell table:formula="of:=LOG([.B22]/[.B21];[.A22]/[.A21])" office:value-type="float" office:value="-4.44788414338481" calcext:value-type="float">
            <text:p>-4.4478841434</text:p>
          </table:table-cell>
          <table:table-cell office:value-type="float" office:value="0.000125912742136332" calcext:value-type="float">
            <text:p>0.0001259127</text:p>
          </table:table-cell>
          <table:table-cell table:formula="of:=LOG([.D22]/[.D21];[.A22]/[.A21])" office:value-type="float" office:value="-4.01638483756144" calcext:value-type="float">
            <text:p>-4.0163848376</text:p>
          </table:table-cell>
          <table:table-cell office:value-type="float" office:value="0.00290372190404042" calcext:value-type="float">
            <text:p>0.0029037219</text:p>
          </table:table-cell>
          <table:table-cell table:formula="of:=LOG([.F22]/[.F21];[.A22]/[.A21])" office:value-type="float" office:value="-5.90718003200662" calcext:value-type="float">
            <text:p>-5.907180032</text:p>
          </table:table-cell>
          <table:table-cell office:value-type="float" office:value="42.7506" calcext:value-type="float">
            <text:p>42.7506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0000567955357927667" calcext:value-type="float">
            <text:p>5.67955357927667E-06</text:p>
          </table:table-cell>
          <table:table-cell table:formula="of:=LOG([.B23]/[.B22];[.A23]/[.A22])" office:value-type="float" office:value="-4.06147061217108" calcext:value-type="float">
            <text:p>-4.0614706122</text:p>
          </table:table-cell>
          <table:table-cell office:value-type="float" office:value="0.0000236451988797171" calcext:value-type="float">
            <text:p>2.36451988797171E-05</text:p>
          </table:table-cell>
          <table:table-cell table:formula="of:=LOG([.D23]/[.D22];[.A23]/[.A22])" office:value-type="float" office:value="-4.12471757432728" calcext:value-type="float">
            <text:p>-4.1247175743</text:p>
          </table:table-cell>
          <table:table-cell office:value-type="float" office:value="0.000824793208976438" calcext:value-type="float">
            <text:p>0.0008247932</text:p>
          </table:table-cell>
          <table:table-cell table:formula="of:=LOG([.F23]/[.F22];[.A23]/[.A22])" office:value-type="float" office:value="-3.10412877455966" calcext:value-type="float">
            <text:p>-3.1041287746</text:p>
          </table:table-cell>
          <table:table-cell office:value-type="float" office:value="93.1255" calcext:value-type="float">
            <text:p>93.1255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000175991640676226" calcext:value-type="float">
            <text:p>1.75991640676226E-06</text:p>
          </table:table-cell>
          <table:table-cell table:formula="of:=LOG([.B24]/[.B23];[.A24]/[.A23])" office:value-type="float" office:value="-4.07257328444972" calcext:value-type="float">
            <text:p>-4.0725732844</text:p>
          </table:table-cell>
          <table:table-cell office:value-type="float" office:value="0.00000752460262223094" calcext:value-type="float">
            <text:p>7.52460262223094E-06</text:p>
          </table:table-cell>
          <table:table-cell table:formula="of:=LOG([.D24]/[.D23];[.A24]/[.A23])" office:value-type="float" office:value="-3.9800258521753" calcext:value-type="float">
            <text:p>-3.9800258522</text:p>
          </table:table-cell>
          <table:table-cell office:value-type="float" office:value="0.000370679271218144" calcext:value-type="float">
            <text:p>0.0003706793</text:p>
          </table:table-cell>
          <table:table-cell table:formula="of:=LOG([.F24]/[.F23];[.A24]/[.A23])" office:value-type="float" office:value="-2.7801367727355" calcext:value-type="float">
            <text:p>-2.7801367727</text:p>
          </table:table-cell>
          <table:table-cell office:value-type="float" office:value="167.1508" calcext:value-type="float">
            <text:p>167.1508</text:p>
          </table:table-cell>
          <table:table-cell/>
        </table:table-row>
        <table:table-row table:style-name="ro1">
          <table:table-cell table:number-columns-repeated="2"/>
          <table:table-cell table:formula="of:=LOG([.B25]/[.B24];[.A25]/[.A24])" office:value-type="string" office:string-value="" calcext:value-type="error">
            <text:p>Err:502</text:p>
          </table:table-cell>
          <table:table-cell/>
          <table:table-cell table:formula="of:=LOG([.D25]/[.D24];[.A25]/[.A24])" office:value-type="string" office:string-value="" calcext:value-type="error">
            <text:p>Err:502</text:p>
          </table:table-cell>
          <table:table-cell/>
          <table:table-cell table:formula="of:=LOG([.F25]/[.F24];[.A25]/[.A24])" office:value-type="string" office:string-value="" calcext:value-type="error">
            <text:p>Err:502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LOG([.B26]/[.B25];[.A26]/[.A25])" office:value-type="string" office:string-value="" calcext:value-type="error">
            <text:p>#DIV/0!</text:p>
          </table:table-cell>
          <table:table-cell/>
          <table:table-cell table:formula="of:=LOG([.D26]/[.D25];[.A26]/[.A25])" office:value-type="string" office:string-value="" calcext:value-type="error">
            <text:p>#DIV/0!</text:p>
          </table:table-cell>
          <table:table-cell/>
          <table:table-cell table:formula="of:=LOG([.F26]/[.F25];[.A26]/[.A25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x = 0.1</text:p>
          </table:table-cell>
          <table:table-cell office:value-type="string" calcext:value-type="string">
            <text:p>Dx0 = 0.1</text:p>
          </table:table-cell>
          <table:table-cell/>
          <table:table-cell table:formula="of:=LOG([.D27]/[.D26];[.A27]/[.A26])" office:value-type="string" office:string-value="" calcext:value-type="error">
            <text:p>#DIV/0!</text:p>
          </table:table-cell>
          <table:table-cell/>
          <table:table-cell table:formula="of:=LOG([.F27]/[.F26];[.A27]/[.A26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268018176531958" calcext:value-type="float">
            <text:p>0.0268018177</text:p>
          </table:table-cell>
          <table:table-cell table:formula="of:=LOG([.B28]/[.B27];[.A28]/[.A27])" office:value-type="string" office:string-value="" calcext:value-type="error">
            <text:p>#VALUE!</text:p>
          </table:table-cell>
          <table:table-cell office:value-type="float" office:value="0.0674039055581517" calcext:value-type="float">
            <text:p>0.0674039056</text:p>
          </table:table-cell>
          <table:table-cell table:formula="of:=LOG([.D28]/[.D27];[.A28]/[.A27])" office:value-type="string" office:string-value="" calcext:value-type="error">
            <text:p>#DIV/0!</text:p>
          </table:table-cell>
          <table:table-cell office:value-type="float" office:value="0.431268001069335" calcext:value-type="float">
            <text:p>0.4312680011</text:p>
          </table:table-cell>
          <table:table-cell table:formula="of:=LOG([.F28]/[.F27];[.A28]/[.A27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669516215585823" calcext:value-type="float">
            <text:p>0.0066951622</text:p>
          </table:table-cell>
          <table:table-cell table:formula="of:=LOG([.B29]/[.B28];[.A29]/[.A28])" office:value-type="float" office:value="-2.00113994214789" calcext:value-type="float">
            <text:p>-2.0011399421</text:p>
          </table:table-cell>
          <table:table-cell office:value-type="float" office:value="0.0186706900342489" calcext:value-type="float">
            <text:p>0.01867069</text:p>
          </table:table-cell>
          <table:table-cell table:formula="of:=LOG([.D29]/[.D28];[.A29]/[.A28])" office:value-type="float" office:value="-1.85205693944805" calcext:value-type="float">
            <text:p>-1.8520569394</text:p>
          </table:table-cell>
          <table:table-cell office:value-type="float" office:value="0.171201937023108" calcext:value-type="float">
            <text:p>0.171201937</text:p>
          </table:table-cell>
          <table:table-cell table:formula="of:=LOG([.F29]/[.F28];[.A29]/[.A28])" office:value-type="float" office:value="-1.33288565107799" calcext:value-type="float">
            <text:p>-1.3328856511</text:p>
          </table:table-cell>
          <table:table-cell office:value-type="float" office:value="2.0807" calcext:value-type="float">
            <text:p>2.0807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206487482310265" calcext:value-type="float">
            <text:p>0.0020648748</text:p>
          </table:table-cell>
          <table:table-cell table:formula="of:=LOG([.B30]/[.B29];[.A30]/[.A29])" office:value-type="float" office:value="-2.90115122003169" calcext:value-type="float">
            <text:p>-2.90115122</text:p>
          </table:table-cell>
          <table:table-cell office:value-type="float" office:value="0.00595888001947033" calcext:value-type="float">
            <text:p>0.00595888</text:p>
          </table:table-cell>
          <table:table-cell table:formula="of:=LOG([.D30]/[.D29];[.A30]/[.A29])" office:value-type="float" office:value="-2.81669703836513" calcext:value-type="float">
            <text:p>-2.8166970384</text:p>
          </table:table-cell>
          <table:table-cell office:value-type="float" office:value="0.102048319335406" calcext:value-type="float">
            <text:p>0.1020483193</text:p>
          </table:table-cell>
          <table:table-cell table:formula="of:=LOG([.F30]/[.F29];[.A30]/[.A29])" office:value-type="float" office:value="-1.27605889531558" calcext:value-type="float">
            <text:p>-1.2760588953</text:p>
          </table:table-cell>
          <table:table-cell office:value-type="float" office:value="4.1578" calcext:value-type="float">
            <text:p>4.1578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0638508139862211" calcext:value-type="float">
            <text:p>0.0006385081</text:p>
          </table:table-cell>
          <table:table-cell table:formula="of:=LOG([.B31]/[.B30];[.A31]/[.A30])" office:value-type="float" office:value="-4.07981787463357" calcext:value-type="float">
            <text:p>-4.0798178746</text:p>
          </table:table-cell>
          <table:table-cell office:value-type="float" office:value="0.00225917324643456" calcext:value-type="float">
            <text:p>0.0022591732</text:p>
          </table:table-cell>
          <table:table-cell table:formula="of:=LOG([.D31]/[.D30];[.A31]/[.A30])" office:value-type="float" office:value="-3.37137317164987" calcext:value-type="float">
            <text:p>-3.3713731716</text:p>
          </table:table-cell>
          <table:table-cell office:value-type="float" office:value="0.0404119222218062" calcext:value-type="float">
            <text:p>0.0404119222</text:p>
          </table:table-cell>
          <table:table-cell table:formula="of:=LOG([.F31]/[.F30];[.A31]/[.A30])" office:value-type="float" office:value="-3.21994890492248" calcext:value-type="float">
            <text:p>-3.2199489049</text:p>
          </table:table-cell>
          <table:table-cell office:value-type="float" office:value="8.1684" calcext:value-type="float">
            <text:p>8.1684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0107235147405864" calcext:value-type="float">
            <text:p>0.0001072351</text:p>
          </table:table-cell>
          <table:table-cell table:formula="of:=LOG([.B32]/[.B31];[.A32]/[.A31])" office:value-type="float" office:value="-4.40015756136854" calcext:value-type="float">
            <text:p>-4.4001575614</text:p>
          </table:table-cell>
          <table:table-cell office:value-type="float" office:value="0.000407938363708657" calcext:value-type="float">
            <text:p>0.0004079384</text:p>
          </table:table-cell>
          <table:table-cell table:formula="of:=LOG([.D32]/[.D31];[.A32]/[.A31])" office:value-type="float" office:value="-4.22141900079105" calcext:value-type="float">
            <text:p>-4.2214190008</text:p>
          </table:table-cell>
          <table:table-cell office:value-type="float" office:value="0.0184871269646969" calcext:value-type="float">
            <text:p>0.018487127</text:p>
          </table:table-cell>
          <table:table-cell table:formula="of:=LOG([.F32]/[.F31];[.A32]/[.A31])" office:value-type="float" office:value="-1.92877310566151" calcext:value-type="float">
            <text:p>-1.9287731057</text:p>
          </table:table-cell>
          <table:table-cell office:value-type="float" office:value="12.8092" calcext:value-type="float">
            <text:p>12.8092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00321639199095019" calcext:value-type="float">
            <text:p>3.21639199095019E-05</text:p>
          </table:table-cell>
          <table:table-cell table:formula="of:=LOG([.B33]/[.B32];[.A33]/[.A32])" office:value-type="float" office:value="-4.18579693761554" calcext:value-type="float">
            <text:p>-4.1857969376</text:p>
          </table:table-cell>
          <table:table-cell office:value-type="float" office:value="0.000129205158127296" calcext:value-type="float">
            <text:p>0.0001292052</text:p>
          </table:table-cell>
          <table:table-cell table:formula="of:=LOG([.D33]/[.D32];[.A33]/[.A32])" office:value-type="float" office:value="-3.99647628270531" calcext:value-type="float">
            <text:p>-3.9964762827</text:p>
          </table:table-cell>
          <table:table-cell office:value-type="float" office:value="0.00282512387107747" calcext:value-type="float">
            <text:p>0.0028251239</text:p>
          </table:table-cell>
          <table:table-cell table:formula="of:=LOG([.F33]/[.F32];[.A33]/[.A32])" office:value-type="float" office:value="-6.52985576165185" calcext:value-type="float">
            <text:p>-6.5298557617</text:p>
          </table:table-cell>
          <table:table-cell office:value-type="float" office:value="25.3933" calcext:value-type="float">
            <text:p>25.3933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0000649772564421018" calcext:value-type="float">
            <text:p>6.49772564421018E-06</text:p>
          </table:table-cell>
          <table:table-cell table:formula="of:=LOG([.B34]/[.B33];[.A34]/[.A33])" office:value-type="float" office:value="-3.94458876448726" calcext:value-type="float">
            <text:p>-3.9445887645</text:p>
          </table:table-cell>
          <table:table-cell office:value-type="float" office:value="0.0000251720726092541" calcext:value-type="float">
            <text:p>2.51720726092541E-05</text:p>
          </table:table-cell>
          <table:table-cell table:formula="of:=LOG([.D34]/[.D33];[.A34]/[.A33])" office:value-type="float" office:value="-4.03404961670822" calcext:value-type="float">
            <text:p>-4.0340496167</text:p>
          </table:table-cell>
          <table:table-cell office:value-type="float" office:value="0.000772243958679475" calcext:value-type="float">
            <text:p>0.000772244</text:p>
          </table:table-cell>
          <table:table-cell table:formula="of:=LOG([.F34]/[.F33];[.A34]/[.A33])" office:value-type="float" office:value="-3.19881281051076" calcext:value-type="float">
            <text:p>-3.1988128105</text:p>
          </table:table-cell>
          <table:table-cell office:value-type="float" office:value="43.9129" calcext:value-type="float">
            <text:p>43.9129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000193403599154623" calcext:value-type="float">
            <text:p>0.000001934</text:p>
          </table:table-cell>
          <table:table-cell table:formula="of:=LOG([.B35]/[.B34];[.A35]/[.A34])" office:value-type="float" office:value="-4.21243909186111" calcext:value-type="float">
            <text:p>-4.2124390919</text:p>
          </table:table-cell>
          <table:table-cell office:value-type="float" office:value="0.00000791857324299807" calcext:value-type="float">
            <text:p>7.91857324299807E-06</text:p>
          </table:table-cell>
          <table:table-cell table:formula="of:=LOG([.D35]/[.D34];[.A35]/[.A34])" office:value-type="float" office:value="-4.02014660425888" calcext:value-type="float">
            <text:p>-4.0201466043</text:p>
          </table:table-cell>
          <table:table-cell office:value-type="float" office:value="0.000341099176531578" calcext:value-type="float">
            <text:p>0.0003410992</text:p>
          </table:table-cell>
          <table:table-cell table:formula="of:=LOG([.F35]/[.F34];[.A35]/[.A34])" office:value-type="float" office:value="-2.84038288005398" calcext:value-type="float">
            <text:p>-2.8403828801</text:p>
          </table:table-cell>
          <table:table-cell office:value-type="float" office:value="93.0984" calcext:value-type="float">
            <text:p>93.0984</text:p>
          </table:table-cell>
          <table:table-cell/>
        </table:table-row>
        <table:table-row table:style-name="ro1">
          <table:table-cell table:number-columns-repeated="4"/>
          <table:table-cell table:formula="of:=LOG([.D36]/[.D35];[.A36]/[.A35])" office:value-type="string" office:string-value="" calcext:value-type="error">
            <text:p>Err:502</text:p>
          </table:table-cell>
          <table:table-cell/>
          <table:table-cell table:formula="of:=LOG([.F36]/[.F35];[.A36]/[.A35])" office:value-type="string" office:string-value="" calcext:value-type="error">
            <text:p>Err:502</text:p>
          </table:table-cell>
          <table:table-cell office:value-type="float" office:value="160.3898" calcext:value-type="float">
            <text:p>160.3898</text:p>
          </table:table-cell>
          <table:table-cell/>
        </table:table-row>
        <table:table-row table:style-name="ro1">
          <table:table-cell table:number-columns-repeated="4"/>
          <table:table-cell table:formula="of:=LOG([.D37]/[.D36];[.A37]/[.A36])" office:value-type="string" office:string-value="" calcext:value-type="error">
            <text:p>#DIV/0!</text:p>
          </table:table-cell>
          <table:table-cell/>
          <table:table-cell table:formula="of:=LOG([.F37]/[.F36];[.A37]/[.A36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atio = 0.1</text:p>
          </table:table-cell>
          <table:table-cell office:value-type="string" calcext:value-type="string">
            <text:p>Dx0 = 0.01</text:p>
          </table:table-cell>
          <table:table-cell/>
          <table:table-cell table:formula="of:=LOG([.D38]/[.D37];[.A38]/[.A37])" office:value-type="string" office:string-value="" calcext:value-type="error">
            <text:p>#DIV/0!</text:p>
          </table:table-cell>
          <table:table-cell/>
          <table:table-cell table:formula="of:=LOG([.F38]/[.F37];[.A38]/[.A37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412691551861212" calcext:value-type="float">
            <text:p>0.0412691552</text:p>
          </table:table-cell>
          <table:table-cell/>
          <table:table-cell office:value-type="float" office:value="0.102325773591798" calcext:value-type="float">
            <text:p>0.1023257736</text:p>
          </table:table-cell>
          <table:table-cell table:formula="of:=LOG([.D39]/[.D38];[.A39]/[.A38])" office:value-type="string" office:string-value="" calcext:value-type="error">
            <text:p>#DIV/0!</text:p>
          </table:table-cell>
          <table:table-cell office:value-type="float" office:value="0.791362152681351" calcext:value-type="float">
            <text:p>0.7913621527</text:p>
          </table:table-cell>
          <table:table-cell table:formula="of:=LOG([.F39]/[.F38];[.A39]/[.A38])" office:value-type="string" office:string-value="" calcext:value-type="error">
            <text:p>#DIV/0!</text:p>
          </table:table-cell>
          <table:table-cell office:value-type="float" office:value="1.6844" calcext:value-type="float">
            <text:p>1.6844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215615444662123" calcext:value-type="float">
            <text:p>0.0215615445</text:p>
          </table:table-cell>
          <table:table-cell table:formula="of:=LOG([.B40]/[.B39];[.A40]/[.A39])" office:value-type="float" office:value="-0.936603382588819" calcext:value-type="float">
            <text:p>-0.9366033826</text:p>
          </table:table-cell>
          <table:table-cell office:value-type="float" office:value="0.0668218776196511" calcext:value-type="float">
            <text:p>0.0668218776</text:p>
          </table:table-cell>
          <table:table-cell table:formula="of:=LOG([.D40]/[.D39];[.A40]/[.A39])" office:value-type="float" office:value="-0.614777147258836" calcext:value-type="float">
            <text:p>-0.6147771473</text:p>
          </table:table-cell>
          <table:table-cell office:value-type="float" office:value="0.868294220988897" calcext:value-type="float">
            <text:p>0.868294221</text:p>
          </table:table-cell>
          <table:table-cell table:formula="of:=LOG([.F40]/[.F39];[.A40]/[.A39])" office:value-type="float" office:value="0.133845912585823" calcext:value-type="float">
            <text:p>0.1338459126</text:p>
          </table:table-cell>
          <table:table-cell office:value-type="float" office:value="4.2678" calcext:value-type="float">
            <text:p>4.2678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147949307865478" calcext:value-type="float">
            <text:p>0.0147949308</text:p>
          </table:table-cell>
          <table:table-cell table:formula="of:=LOG([.B41]/[.B40];[.A41]/[.A40])" office:value-type="float" office:value="-0.92887591063096" calcext:value-type="float">
            <text:p>-0.9288759106</text:p>
          </table:table-cell>
          <table:table-cell office:value-type="float" office:value="0.0469898948637445" calcext:value-type="float">
            <text:p>0.0469898949</text:p>
          </table:table-cell>
          <table:table-cell table:formula="of:=LOG([.D41]/[.D40];[.A41]/[.A40])" office:value-type="float" office:value="-0.868380419088642" calcext:value-type="float">
            <text:p>-0.8683804191</text:p>
          </table:table-cell>
          <table:table-cell office:value-type="float" office:value="0.715343998982756" calcext:value-type="float">
            <text:p>0.715343999</text:p>
          </table:table-cell>
          <table:table-cell table:formula="of:=LOG([.F41]/[.F40];[.A41]/[.A40])" office:value-type="float" office:value="-0.477888413011509" calcext:value-type="float">
            <text:p>-0.477888413</text:p>
          </table:table-cell>
          <table:table-cell office:value-type="float" office:value="8.2912" calcext:value-type="float">
            <text:p>8.2912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100507361312705" calcext:value-type="float">
            <text:p>0.0100507361</text:p>
          </table:table-cell>
          <table:table-cell table:formula="of:=LOG([.B42]/[.B41];[.A42]/[.A41])" office:value-type="float" office:value="-1.34397922562838" calcext:value-type="float">
            <text:p>-1.3439792256</text:p>
          </table:table-cell>
          <table:table-cell office:value-type="float" office:value="0.0309779988799252" calcext:value-type="float">
            <text:p>0.0309779989</text:p>
          </table:table-cell>
          <table:table-cell table:formula="of:=LOG([.D42]/[.D41];[.A42]/[.A41])" office:value-type="float" office:value="-1.44831874011177" calcext:value-type="float">
            <text:p>-1.4483187401</text:p>
          </table:table-cell>
          <table:table-cell office:value-type="float" office:value="0.650766201999532" calcext:value-type="float">
            <text:p>0.650766202</text:p>
          </table:table-cell>
          <table:table-cell table:formula="of:=LOG([.F42]/[.F41];[.A42]/[.A41])" office:value-type="float" office:value="-0.32888077681067" calcext:value-type="float">
            <text:p>-0.3288807768</text:p>
          </table:table-cell>
          <table:table-cell office:value-type="float" office:value="12.7382" calcext:value-type="float">
            <text:p>12.7382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683519575026061" calcext:value-type="float">
            <text:p>0.0068351958</text:p>
          </table:table-cell>
          <table:table-cell table:formula="of:=LOG([.B43]/[.B42];[.A43]/[.A42])" office:value-type="float" office:value="-0.950909860910148" calcext:value-type="float">
            <text:p>-0.9509098609</text:p>
          </table:table-cell>
          <table:table-cell office:value-type="float" office:value="0.0206674376043802" calcext:value-type="float">
            <text:p>0.0206674376</text:p>
          </table:table-cell>
          <table:table-cell table:formula="of:=LOG([.D43]/[.D42];[.A43]/[.A42])" office:value-type="float" office:value="-0.998157009706292" calcext:value-type="float">
            <text:p>-0.9981570097</text:p>
          </table:table-cell>
          <table:table-cell office:value-type="float" office:value="0.584486045697126" calcext:value-type="float">
            <text:p>0.5844860457</text:p>
          </table:table-cell>
          <table:table-cell table:formula="of:=LOG([.F43]/[.F42];[.A43]/[.A42])" office:value-type="float" office:value="-0.264924236707726" calcext:value-type="float">
            <text:p>-0.2649242367</text:p>
          </table:table-cell>
          <table:table-cell office:value-type="float" office:value="26.9669" calcext:value-type="float">
            <text:p>26.9669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468242652874391" calcext:value-type="float">
            <text:p>0.0046824265</text:p>
          </table:table-cell>
          <table:table-cell table:formula="of:=LOG([.B44]/[.B43];[.A44]/[.A43])" office:value-type="float" office:value="-1.31488431422922" calcext:value-type="float">
            <text:p>-1.3148843142</text:p>
          </table:table-cell>
          <table:table-cell office:value-type="float" office:value="0.0156757961027529" calcext:value-type="float">
            <text:p>0.0156757961</text:p>
          </table:table-cell>
          <table:table-cell table:formula="of:=LOG([.D44]/[.D43];[.A44]/[.A43])" office:value-type="float" office:value="-0.960927191184589" calcext:value-type="float">
            <text:p>-0.9609271912</text:p>
          </table:table-cell>
          <table:table-cell office:value-type="float" office:value="0.365157070373849" calcext:value-type="float">
            <text:p>0.3651570704</text:p>
          </table:table-cell>
          <table:table-cell table:formula="of:=LOG([.F44]/[.F43];[.A44]/[.A43])" office:value-type="float" office:value="-1.63515686568614" calcext:value-type="float">
            <text:p>-1.6351568657</text:p>
          </table:table-cell>
          <table:table-cell office:value-type="float" office:value="43.6839" calcext:value-type="float">
            <text:p>43.6839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00631354382897074" calcext:value-type="float">
            <text:p>0.0006313544</text:p>
          </table:table-cell>
          <table:table-cell table:formula="of:=LOG([.B45]/[.B44];[.A45]/[.A44])" office:value-type="float" office:value="-4.94174314277093" calcext:value-type="float">
            <text:p>-4.9417431428</text:p>
          </table:table-cell>
          <table:table-cell office:value-type="float" office:value="0.00459138756058" calcext:value-type="float">
            <text:p>0.0045913876</text:p>
          </table:table-cell>
          <table:table-cell table:formula="of:=LOG([.D45]/[.D44];[.A45]/[.A44])" office:value-type="float" office:value="-3.02846180734106" calcext:value-type="float">
            <text:p>-3.0284618073</text:p>
          </table:table-cell>
          <table:table-cell office:value-type="float" office:value="0.213338944889236" calcext:value-type="float">
            <text:p>0.2133389449</text:p>
          </table:table-cell>
          <table:table-cell table:formula="of:=LOG([.F45]/[.F44];[.A45]/[.A44])" office:value-type="float" office:value="-1.32550344913334" calcext:value-type="float">
            <text:p>-1.3255034491</text:p>
          </table:table-cell>
          <table:table-cell office:value-type="float" office:value="93.2209" calcext:value-type="float">
            <text:p>93.2209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000598394038948606" calcext:value-type="float">
            <text:p>5.98394038948606E-06</text:p>
          </table:table-cell>
          <table:table-cell table:formula="of:=LOG([.B46]/[.B45];[.A46]/[.A45])" office:value-type="float" office:value="-16.1942244342407" calcext:value-type="float">
            <text:p>-16.1942244342</text:p>
          </table:table-cell>
          <table:table-cell office:value-type="float" office:value="0.0000240344593408514" calcext:value-type="float">
            <text:p>2.40344593408514E-05</text:p>
          </table:table-cell>
          <table:table-cell table:formula="of:=LOG([.D46]/[.D45];[.A46]/[.A45])" office:value-type="float" office:value="-18.2578250599823" calcext:value-type="float">
            <text:p>-18.25782506</text:p>
          </table:table-cell>
          <table:table-cell office:value-type="float" office:value="0.000822569323648104" calcext:value-type="float">
            <text:p>0.0008225693</text:p>
          </table:table-cell>
          <table:table-cell table:formula="of:=LOG([.F46]/[.F45];[.A46]/[.A45])" office:value-type="float" office:value="-19.3206502579797" calcext:value-type="float">
            <text:p>-19.320650258</text:p>
          </table:table-cell>
          <table:table-cell office:value-type="float" office:value="166.8724" calcext:value-type="float">
            <text:p>166.8724</text:p>
          </table:table-cell>
          <table:table-cell/>
        </table:table-row>
        <table:table-row table:style-name="ro1">
          <table:table-cell table:number-columns-repeated="2"/>
          <table:table-cell table:formula="of:=LOG([.B47]/[.B46];[.A47]/[.A46])" office:value-type="string" office:string-value="" calcext:value-type="error">
            <text:p>Err:502</text:p>
          </table:table-cell>
          <table:table-cell/>
          <table:table-cell table:formula="of:=LOG([.D47]/[.D46];[.A47]/[.A46])" office:value-type="string" office:string-value="" calcext:value-type="error">
            <text:p>Err:502</text:p>
          </table:table-cell>
          <table:table-cell/>
          <table:table-cell table:formula="of:=LOG([.F47]/[.F46];[.A47]/[.A46])" office:value-type="string" office:string-value="" calcext:value-type="error">
            <text:p>Err:502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LOG([.B48]/[.B47];[.A48]/[.A47])" office:value-type="string" office:string-value="" calcext:value-type="error">
            <text:p>#DIV/0!</text:p>
          </table:table-cell>
          <table:table-cell/>
          <table:table-cell table:formula="of:=LOG([.D48]/[.D47];[.A48]/[.A47])" office:value-type="string" office:string-value="" calcext:value-type="error">
            <text:p>#DIV/0!</text:p>
          </table:table-cell>
          <table:table-cell/>
          <table:table-cell table:formula="of:=LOG([.F48]/[.F47];[.A48]/[.A47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atio = 1.0 </text:p>
          </table:table-cell>
          <table:table-cell office:value-type="string" calcext:value-type="string">
            <text:p>Dx0 = 0.01</text:p>
          </table:table-cell>
          <table:table-cell/>
          <table:table-cell table:formula="of:=LOG([.D49]/[.D48];[.A49]/[.A48])" office:value-type="string" office:string-value="" calcext:value-type="error">
            <text:p>#DIV/0!</text:p>
          </table:table-cell>
          <table:table-cell/>
          <table:table-cell table:formula="of:=LOG([.F49]/[.F48];[.A49]/[.A48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346877482831774" calcext:value-type="float">
            <text:p>0.0346877483</text:p>
          </table:table-cell>
          <table:table-cell table:formula="of:=LOG([.B50]/[.B49];[.A50]/[.A49])" office:value-type="string" office:string-value="" calcext:value-type="error">
            <text:p>#VALUE!</text:p>
          </table:table-cell>
          <table:table-cell office:value-type="float" office:value="0.0885718992632714" calcext:value-type="float">
            <text:p>0.0885718993</text:p>
          </table:table-cell>
          <table:table-cell table:formula="of:=LOG([.D50]/[.D49];[.A50]/[.A49])" office:value-type="string" office:string-value="" calcext:value-type="error">
            <text:p>#DIV/0!</text:p>
          </table:table-cell>
          <table:table-cell office:value-type="float" office:value="0.747682420888591" calcext:value-type="float">
            <text:p>0.7476824209</text:p>
          </table:table-cell>
          <table:table-cell table:formula="of:=LOG([.F50]/[.F49];[.A50]/[.A49])" office:value-type="string" office:string-value="" calcext:value-type="error">
            <text:p>#DIV/0!</text:p>
          </table:table-cell>
          <table:table-cell office:value-type="float" office:value="2.2907" calcext:value-type="float">
            <text:p>2.2907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979478253437327" calcext:value-type="float">
            <text:p>0.0097947825</text:p>
          </table:table-cell>
          <table:table-cell table:formula="of:=LOG([.B51]/[.B50];[.A51]/[.A50])" office:value-type="float" office:value="-1.82434082573943" calcext:value-type="float">
            <text:p>-1.8243408257</text:p>
          </table:table-cell>
          <table:table-cell office:value-type="float" office:value="0.0274568810620686" calcext:value-type="float">
            <text:p>0.0274568811</text:p>
          </table:table-cell>
          <table:table-cell table:formula="of:=LOG([.D51]/[.D50];[.A51]/[.A50])" office:value-type="float" office:value="-1.68968130192929" calcext:value-type="float">
            <text:p>-1.6896813019</text:p>
          </table:table-cell>
          <table:table-cell office:value-type="float" office:value="0.286994448261623" calcext:value-type="float">
            <text:p>0.2869944483</text:p>
          </table:table-cell>
          <table:table-cell table:formula="of:=LOG([.F51]/[.F50];[.A51]/[.A50])" office:value-type="float" office:value="-1.38140278447682" calcext:value-type="float">
            <text:p>-1.3814027845</text:p>
          </table:table-cell>
          <table:table-cell office:value-type="float" office:value="4.1335" calcext:value-type="float">
            <text:p>4.133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304632136224088" calcext:value-type="float">
            <text:p>0.0030463214</text:p>
          </table:table-cell>
          <table:table-cell table:formula="of:=LOG([.B52]/[.B51];[.A52]/[.A51])" office:value-type="float" office:value="-2.88043304875279" calcext:value-type="float">
            <text:p>-2.8804330488</text:p>
          </table:table-cell>
          <table:table-cell office:value-type="float" office:value="0.00973431014154824" calcext:value-type="float">
            <text:p>0.0097343101</text:p>
          </table:table-cell>
          <table:table-cell table:formula="of:=LOG([.D52]/[.D51];[.A52]/[.A51])" office:value-type="float" office:value="-2.55745813743261" calcext:value-type="float">
            <text:p>-2.5574581374</text:p>
          </table:table-cell>
          <table:table-cell office:value-type="float" office:value="0.122288947188516" calcext:value-type="float">
            <text:p>0.1222889472</text:p>
          </table:table-cell>
          <table:table-cell table:formula="of:=LOG([.F52]/[.F51];[.A52]/[.A51])" office:value-type="float" office:value="-2.10394480425319" calcext:value-type="float">
            <text:p>-2.1039448043</text:p>
          </table:table-cell>
          <table:table-cell office:value-type="float" office:value="8.3195" calcext:value-type="float">
            <text:p>8.319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105153946807116" calcext:value-type="float">
            <text:p>0.0010515395</text:p>
          </table:table-cell>
          <table:table-cell table:formula="of:=LOG([.B53]/[.B52];[.A53]/[.A52])" office:value-type="float" office:value="-3.69741323260953" calcext:value-type="float">
            <text:p>-3.6974132326</text:p>
          </table:table-cell>
          <table:table-cell office:value-type="float" office:value="0.00364980303241035" calcext:value-type="float">
            <text:p>0.003649803</text:p>
          </table:table-cell>
          <table:table-cell table:formula="of:=LOG([.D53]/[.D52];[.A53]/[.A52])" office:value-type="float" office:value="-3.40995725525577" calcext:value-type="float">
            <text:p>-3.4099572553</text:p>
          </table:table-cell>
          <table:table-cell office:value-type="float" office:value="0.0625305315275071" calcext:value-type="float">
            <text:p>0.0625305315</text:p>
          </table:table-cell>
          <table:table-cell table:formula="of:=LOG([.F53]/[.F52];[.A53]/[.A52])" office:value-type="float" office:value="-2.33150337247949" calcext:value-type="float">
            <text:p>-2.3315033725</text:p>
          </table:table-cell>
          <table:table-cell office:value-type="float" office:value="12.4783" calcext:value-type="float">
            <text:p>12.4783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0158567773942474" calcext:value-type="float">
            <text:p>0.0001585678</text:p>
          </table:table-cell>
          <table:table-cell table:formula="of:=LOG([.B54]/[.B53];[.A54]/[.A53])" office:value-type="float" office:value="-4.66582301127512" calcext:value-type="float">
            <text:p>-4.6658230113</text:p>
          </table:table-cell>
          <table:table-cell office:value-type="float" office:value="0.0005581947827831" calcext:value-type="float">
            <text:p>0.0005581948</text:p>
          </table:table-cell>
          <table:table-cell table:formula="of:=LOG([.D54]/[.D53];[.A54]/[.A53])" office:value-type="float" office:value="-4.63102858739419" calcext:value-type="float">
            <text:p>-4.6310285874</text:p>
          </table:table-cell>
          <table:table-cell office:value-type="float" office:value="0.0204481171765725" calcext:value-type="float">
            <text:p>0.0204481172</text:p>
          </table:table-cell>
          <table:table-cell table:formula="of:=LOG([.F54]/[.F53];[.A54]/[.A53])" office:value-type="float" office:value="-2.75674555197472" calcext:value-type="float">
            <text:p>-2.756745552</text:p>
          </table:table-cell>
          <table:table-cell office:value-type="float" office:value="26.9186" calcext:value-type="float">
            <text:p>26.9186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0036129874573097" calcext:value-type="float">
            <text:p>3.6129874573097E-05</text:p>
          </table:table-cell>
          <table:table-cell table:formula="of:=LOG([.B55]/[.B54];[.A55]/[.A54])" office:value-type="float" office:value="-5.14130759543504" calcext:value-type="float">
            <text:p>-5.1413075954</text:p>
          </table:table-cell>
          <table:table-cell office:value-type="float" office:value="0.000136152714119801" calcext:value-type="float">
            <text:p>0.0001361527</text:p>
          </table:table-cell>
          <table:table-cell table:formula="of:=LOG([.D55]/[.D54];[.A55]/[.A54])" office:value-type="float" office:value="-4.90447947915325" calcext:value-type="float">
            <text:p>-4.9044794792</text:p>
          </table:table-cell>
          <table:table-cell office:value-type="float" office:value="0.00300122616596088" calcext:value-type="float">
            <text:p>0.0030012262</text:p>
          </table:table-cell>
          <table:table-cell table:formula="of:=LOG([.F55]/[.F54];[.A55]/[.A54])" office:value-type="float" office:value="-6.67010587465621" calcext:value-type="float">
            <text:p>-6.6701058747</text:p>
          </table:table-cell>
          <table:table-cell office:value-type="float" office:value="44.1476" calcext:value-type="float">
            <text:p>44.1476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0000546848185655755" calcext:value-type="float">
            <text:p>5.46848185655755E-06</text:p>
          </table:table-cell>
          <table:table-cell table:formula="of:=LOG([.B56]/[.B55];[.A56]/[.A55])" office:value-type="float" office:value="-4.65667451495582" calcext:value-type="float">
            <text:p>-4.656674515</text:p>
          </table:table-cell>
          <table:table-cell office:value-type="float" office:value="0.0000229466279316531" calcext:value-type="float">
            <text:p>2.29466279316531E-05</text:p>
          </table:table-cell>
          <table:table-cell table:formula="of:=LOG([.D56]/[.D55];[.A56]/[.A55])" office:value-type="float" office:value="-4.39151513524057" calcext:value-type="float">
            <text:p>-4.3915151352</text:p>
          </table:table-cell>
          <table:table-cell office:value-type="float" office:value="0.000939150371108255" calcext:value-type="float">
            <text:p>0.0009391504</text:p>
          </table:table-cell>
          <table:table-cell table:formula="of:=LOG([.F56]/[.F55];[.A56]/[.A55])" office:value-type="float" office:value="-2.86535284266806" calcext:value-type="float">
            <text:p>-2.8653528427</text:p>
          </table:table-cell>
          <table:table-cell office:value-type="float" office:value="93.4568" calcext:value-type="float">
            <text:p>93.4568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000172174284942523" calcext:value-type="float">
            <text:p>1.72174284942523E-06</text:p>
          </table:table-cell>
          <table:table-cell table:formula="of:=LOG([.B57]/[.B56];[.A57]/[.A56])" office:value-type="float" office:value="-4.01715673757518" calcext:value-type="float">
            <text:p>-4.0171567376</text:p>
          </table:table-cell>
          <table:table-cell office:value-type="float" office:value="0.00000741806423328519" calcext:value-type="float">
            <text:p>7.41806423328519E-06</text:p>
          </table:table-cell>
          <table:table-cell table:formula="of:=LOG([.D57]/[.D56];[.A57]/[.A56])" office:value-type="float" office:value="-3.92535011606212" calcext:value-type="float">
            <text:p>-3.9253501161</text:p>
          </table:table-cell>
          <table:table-cell office:value-type="float" office:value="0.000370685024064343" calcext:value-type="float">
            <text:p>0.000370685</text:p>
          </table:table-cell>
          <table:table-cell table:formula="of:=LOG([.F57]/[.F56];[.A57]/[.A56])" office:value-type="float" office:value="-3.23142449517421" calcext:value-type="float">
            <text:p>-3.2314244952</text:p>
          </table:table-cell>
          <table:table-cell office:value-type="float" office:value="192.976" calcext:value-type="float">
            <text:p>192.976</text:p>
          </table:table-cell>
          <table:table-cell/>
        </table:table-row>
        <table:table-row table:style-name="ro1">
          <table:table-cell table:number-columns-repeated="2"/>
          <table:table-cell table:formula="of:=LOG([.B58]/[.B57];[.A58]/[.A57])" office:value-type="string" office:string-value="" calcext:value-type="error">
            <text:p>Err:502</text:p>
          </table:table-cell>
          <table:table-cell/>
          <table:table-cell table:formula="of:=LOG([.D58]/[.D57];[.A58]/[.A57])" office:value-type="string" office:string-value="" calcext:value-type="error">
            <text:p>Err:502</text:p>
          </table:table-cell>
          <table:table-cell/>
          <table:table-cell table:formula="of:=LOG([.F58]/[.F57];[.A58]/[.A57])" office:value-type="string" office:string-value="" calcext:value-type="error">
            <text:p>Err:502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LOG([.B59]/[.B58];[.A59]/[.A58])" office:value-type="string" office:string-value="" calcext:value-type="error">
            <text:p>#DIV/0!</text:p>
          </table:table-cell>
          <table:table-cell/>
          <table:table-cell table:formula="of:=LOG([.D59]/[.D58];[.A59]/[.A58])" office:value-type="string" office:string-value="" calcext:value-type="error">
            <text:p>#DIV/0!</text:p>
          </table:table-cell>
          <table:table-cell/>
          <table:table-cell table:formula="of:=LOG([.F59]/[.F58];[.A59]/[.A58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atio = 1.0 </text:p>
          </table:table-cell>
          <table:table-cell office:value-type="string" calcext:value-type="string">
            <text:p>Dx0 = 0.001</text:p>
          </table:table-cell>
          <table:table-cell/>
          <table:table-cell table:formula="of:=LOG([.D60]/[.D59];[.A60]/[.A59])" office:value-type="string" office:string-value="" calcext:value-type="error">
            <text:p>#DIV/0!</text:p>
          </table:table-cell>
          <table:table-cell/>
          <table:table-cell table:formula="of:=LOG([.F60]/[.F59];[.A60]/[.A59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350951740407905" calcext:value-type="float">
            <text:p>0.035095174</text:p>
          </table:table-cell>
          <table:table-cell table:formula="of:=LOG([.B61]/[.B60];[.A61]/[.A60])" office:value-type="string" office:string-value="" calcext:value-type="error">
            <text:p>#VALUE!</text:p>
          </table:table-cell>
          <table:table-cell office:value-type="float" office:value="0.0849943219033208" calcext:value-type="float">
            <text:p>0.0849943219</text:p>
          </table:table-cell>
          <table:table-cell table:formula="of:=LOG([.D61]/[.D60];[.A61]/[.A60])" office:value-type="string" office:string-value="" calcext:value-type="error">
            <text:p>#DIV/0!</text:p>
          </table:table-cell>
          <table:table-cell office:value-type="float" office:value="0.665751090464434" calcext:value-type="float">
            <text:p>0.6657510905</text:p>
          </table:table-cell>
          <table:table-cell table:formula="of:=LOG([.F61]/[.F60];[.A61]/[.A60])" office:value-type="string" office:string-value="" calcext:value-type="error">
            <text:p>#DIV/0!</text:p>
          </table:table-cell>
          <table:table-cell office:value-type="float" office:value="1.8158" calcext:value-type="float">
            <text:p>1.8158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112771077118663" calcext:value-type="float">
            <text:p>0.0112771077</text:p>
          </table:table-cell>
          <table:table-cell table:formula="of:=LOG([.B62]/[.B61];[.A62]/[.A61])" office:value-type="float" office:value="-1.6378755572768" calcext:value-type="float">
            <text:p>-1.6378755573</text:p>
          </table:table-cell>
          <table:table-cell office:value-type="float" office:value="0.0313326841478569" calcext:value-type="float">
            <text:p>0.0313326841</text:p>
          </table:table-cell>
          <table:table-cell table:formula="of:=LOG([.D62]/[.D61];[.A62]/[.A61])" office:value-type="float" office:value="-1.43969809934685" calcext:value-type="float">
            <text:p>-1.4396980993</text:p>
          </table:table-cell>
          <table:table-cell office:value-type="float" office:value="0.294566001551565" calcext:value-type="float">
            <text:p>0.2945660016</text:p>
          </table:table-cell>
          <table:table-cell table:formula="of:=LOG([.F62]/[.F61];[.A62]/[.A61])" office:value-type="float" office:value="-1.17639196061323" calcext:value-type="float">
            <text:p>-1.1763919606</text:p>
          </table:table-cell>
          <table:table-cell office:value-type="float" office:value="4.7112" calcext:value-type="float">
            <text:p>4.711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310149593183561" calcext:value-type="float">
            <text:p>0.0031014959</text:p>
          </table:table-cell>
          <table:table-cell table:formula="of:=LOG([.B63]/[.B62];[.A63]/[.A62])" office:value-type="float" office:value="-3.18372709538056" calcext:value-type="float">
            <text:p>-3.1837270954</text:p>
          </table:table-cell>
          <table:table-cell office:value-type="float" office:value="0.00979604925896068" calcext:value-type="float">
            <text:p>0.0097960493</text:p>
          </table:table-cell>
          <table:table-cell table:formula="of:=LOG([.D63]/[.D62];[.A63]/[.A62])" office:value-type="float" office:value="-2.86752813965289" calcext:value-type="float">
            <text:p>-2.8675281397</text:p>
          </table:table-cell>
          <table:table-cell office:value-type="float" office:value="0.122848982670741" calcext:value-type="float">
            <text:p>0.1228489827</text:p>
          </table:table-cell>
          <table:table-cell table:formula="of:=LOG([.F63]/[.F62];[.A63]/[.A62])" office:value-type="float" office:value="-2.15689896998815" calcext:value-type="float">
            <text:p>-2.15689897</text:p>
          </table:table-cell>
          <table:table-cell office:value-type="float" office:value="7.4236" calcext:value-type="float">
            <text:p>7.4236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106920477837889" calcext:value-type="float">
            <text:p>0.0010692048</text:p>
          </table:table-cell>
          <table:table-cell table:formula="of:=LOG([.B64]/[.B63];[.A64]/[.A63])" office:value-type="float" office:value="-3.70189692492419" calcext:value-type="float">
            <text:p>-3.7018969249</text:p>
          </table:table-cell>
          <table:table-cell office:value-type="float" office:value="0.0036845477051194" calcext:value-type="float">
            <text:p>0.0036845477</text:p>
          </table:table-cell>
          <table:table-cell table:formula="of:=LOG([.D64]/[.D63];[.A64]/[.A63])" office:value-type="float" office:value="-3.39900008563089" calcext:value-type="float">
            <text:p>-3.3990000856</text:p>
          </table:table-cell>
          <table:table-cell office:value-type="float" office:value="0.0639552659847489" calcext:value-type="float">
            <text:p>0.063955266</text:p>
          </table:table-cell>
          <table:table-cell table:formula="of:=LOG([.F64]/[.F63];[.A64]/[.A63])" office:value-type="float" office:value="-2.26907412868142" calcext:value-type="float">
            <text:p>-2.2690741287</text:p>
          </table:table-cell>
          <table:table-cell office:value-type="float" office:value="12.2136" calcext:value-type="float">
            <text:p>12.2136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0182227722094274" calcext:value-type="float">
            <text:p>0.0001822277</text:p>
          </table:table-cell>
          <table:table-cell table:formula="of:=LOG([.B65]/[.B64];[.A65]/[.A64])" office:value-type="float" office:value="-4.3639102175164" calcext:value-type="float">
            <text:p>-4.3639102175</text:p>
          </table:table-cell>
          <table:table-cell office:value-type="float" office:value="0.000562319388975096" calcext:value-type="float">
            <text:p>0.0005623194</text:p>
          </table:table-cell>
          <table:table-cell table:formula="of:=LOG([.D65]/[.D64];[.A65]/[.A64])" office:value-type="float" office:value="-4.63623878798473" calcext:value-type="float">
            <text:p>-4.636238788</text:p>
          </table:table-cell>
          <table:table-cell office:value-type="float" office:value="0.0191373785959508" calcext:value-type="float">
            <text:p>0.0191373786</text:p>
          </table:table-cell>
          <table:table-cell table:formula="of:=LOG([.F65]/[.F64];[.A65]/[.A64])" office:value-type="float" office:value="-2.97569489622026" calcext:value-type="float">
            <text:p>-2.9756948962</text:p>
          </table:table-cell>
          <table:table-cell office:value-type="float" office:value="25.3601" calcext:value-type="float">
            <text:p>25.3601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00582202912559394" calcext:value-type="float">
            <text:p>5.82202912559394E-05</text:p>
          </table:table-cell>
          <table:table-cell table:formula="of:=LOG([.B66]/[.B65];[.A66]/[.A65])" office:value-type="float" office:value="-3.9662644757228" calcext:value-type="float">
            <text:p>-3.9662644757</text:p>
          </table:table-cell>
          <table:table-cell office:value-type="float" office:value="0.000191571323179265" calcext:value-type="float">
            <text:p>0.0001915713</text:p>
          </table:table-cell>
          <table:table-cell table:formula="of:=LOG([.D66]/[.D65];[.A66]/[.A65])" office:value-type="float" office:value="-3.74305497382929" calcext:value-type="float">
            <text:p>-3.7430549738</text:p>
          </table:table-cell>
          <table:table-cell office:value-type="float" office:value="0.00406352203052007" calcext:value-type="float">
            <text:p>0.004063522</text:p>
          </table:table-cell>
          <table:table-cell table:formula="of:=LOG([.F66]/[.F65];[.A66]/[.A65])" office:value-type="float" office:value="-5.38647859152362" calcext:value-type="float">
            <text:p>-5.3864785915</text:p>
          </table:table-cell>
          <table:table-cell office:value-type="float" office:value="43.0962" calcext:value-type="float">
            <text:p>43.0962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00012655181864556" calcext:value-type="float">
            <text:p>1.2655181864556E-05</text:p>
          </table:table-cell>
          <table:table-cell table:formula="of:=LOG([.B67]/[.B66];[.A67]/[.A66])" office:value-type="float" office:value="-3.76399139064252" calcext:value-type="float">
            <text:p>-3.7639913906</text:p>
          </table:table-cell>
          <table:table-cell office:value-type="float" office:value="0.0000550434114320681" calcext:value-type="float">
            <text:p>5.50434114320681E-05</text:p>
          </table:table-cell>
          <table:table-cell table:formula="of:=LOG([.D67]/[.D66];[.A67]/[.A66])" office:value-type="float" office:value="-3.07582079561606" calcext:value-type="float">
            <text:p>-3.0758207956</text:p>
          </table:table-cell>
          <table:table-cell office:value-type="float" office:value="0.00226346518927789" calcext:value-type="float">
            <text:p>0.0022634652</text:p>
          </table:table-cell>
          <table:table-cell table:formula="of:=LOG([.F67]/[.F66];[.A67]/[.A66])" office:value-type="float" office:value="-1.44316532406662" calcext:value-type="float">
            <text:p>-1.4431653241</text:p>
          </table:table-cell>
          <table:table-cell office:value-type="float" office:value="95.0219" calcext:value-type="float">
            <text:p>95.0219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000530875964194933" calcext:value-type="float">
            <text:p>5.30875964194933E-06</text:p>
          </table:table-cell>
          <table:table-cell table:formula="of:=LOG([.B68]/[.B67];[.A68]/[.A67])" office:value-type="float" office:value="-3.01968259118072" calcext:value-type="float">
            <text:p>-3.0196825912</text:p>
          </table:table-cell>
          <table:table-cell office:value-type="float" office:value="0.0000280811682647937" calcext:value-type="float">
            <text:p>2.80811682647937E-05</text:p>
          </table:table-cell>
          <table:table-cell table:formula="of:=LOG([.D68]/[.D67];[.A68]/[.A67])" office:value-type="float" office:value="-2.33946795420828" calcext:value-type="float">
            <text:p>-2.3394679542</text:p>
          </table:table-cell>
          <table:table-cell office:value-type="float" office:value="0.000936839144211277" calcext:value-type="float">
            <text:p>0.0009368391</text:p>
          </table:table-cell>
          <table:table-cell table:formula="of:=LOG([.F68]/[.F67];[.A68]/[.A67])" office:value-type="float" office:value="-3.06637317941708" calcext:value-type="float">
            <text:p>-3.0663731794</text:p>
          </table:table-cell>
          <table:table-cell office:value-type="float" office:value="165.4041" calcext:value-type="float">
            <text:p>165.4041</text:p>
          </table:table-cell>
          <table:table-cell/>
        </table:table-row>
        <table:table-row table:style-name="ro1">
          <table:table-cell table:number-columns-repeated="2"/>
          <table:table-cell table:formula="of:=LOG([.B69]/[.B68];[.A69]/[.A68])" office:value-type="string" office:string-value="" calcext:value-type="error">
            <text:p>Err:502</text:p>
          </table:table-cell>
          <table:table-cell/>
          <table:table-cell table:formula="of:=LOG([.D69]/[.D68];[.A69]/[.A68])" office:value-type="string" office:string-value="" calcext:value-type="error">
            <text:p>Err:502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LOG([.B70]/[.B69];[.A70]/[.A69])" office:value-type="string" office:string-value="" calcext:value-type="error">
            <text:p>#DIV/0!</text:p>
          </table:table-cell>
          <table:table-cell/>
          <table:table-cell table:formula="of:=LOG([.D70]/[.D69];[.A70]/[.A69])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SDC Base</text:p>
          </table:table-cell>
          <table:table-cell table:formula="of:=LOG([.B71]/[.B70];[.A71]/[.A70])" office:value-type="string" office:string-value="" calcext:value-type="error">
            <text:p>#VALUE!</text:p>
          </table:table-cell>
          <table:table-cell/>
          <table:table-cell table:formula="of:=LOG([.D71]/[.D70];[.A71]/[.A70])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147005612281667" calcext:value-type="float">
            <text:p>0.0147005612</text:p>
          </table:table-cell>
          <table:table-cell table:formula="of:=LOG([.B72]/[.B71];[.A72]/[.A71])" office:value-type="string" office:string-value="" calcext:value-type="error">
            <text:p>#VALUE!</text:p>
          </table:table-cell>
          <table:table-cell office:value-type="float" office:value="0.0344716672397877" calcext:value-type="float">
            <text:p>0.0344716672</text:p>
          </table:table-cell>
          <table:table-cell table:formula="of:=LOG([.D72]/[.D71];[.A72]/[.A71])" office:value-type="string" office:string-value="" calcext:value-type="error">
            <text:p>#DIV/0!</text:p>
          </table:table-cell>
          <table:table-cell office:value-type="float" office:value="0.658860195449245" calcext:value-type="float">
            <text:p>0.6588601954</text:p>
          </table:table-cell>
          <table:table-cell/>
          <table:table-cell office:value-type="float" office:value="1.0835" calcext:value-type="float">
            <text:p>1.083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295840219315011" calcext:value-type="float">
            <text:p>0.0029584022</text:p>
          </table:table-cell>
          <table:table-cell table:formula="of:=LOG([.B73]/[.B72];[.A73]/[.A72])" office:value-type="float" office:value="-2.31298112987684" calcext:value-type="float">
            <text:p>-2.3129811299</text:p>
          </table:table-cell>
          <table:table-cell office:value-type="float" office:value="0.00759032695104991" calcext:value-type="float">
            <text:p>0.007590327</text:p>
          </table:table-cell>
          <table:table-cell table:formula="of:=LOG([.D73]/[.D72];[.A73]/[.A72])" office:value-type="float" office:value="-2.18317714132825" calcext:value-type="float">
            <text:p>-2.1831771413</text:p>
          </table:table-cell>
          <table:table-cell office:value-type="float" office:value="0.0879399135351844" calcext:value-type="float">
            <text:p>0.0879399135</text:p>
          </table:table-cell>
          <table:table-cell/>
          <table:table-cell office:value-type="float" office:value="2.5248" calcext:value-type="float">
            <text:p>2.5248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141114233306465" calcext:value-type="float">
            <text:p>0.0014111423</text:p>
          </table:table-cell>
          <table:table-cell table:formula="of:=LOG([.B74]/[.B73];[.A74]/[.A73])" office:value-type="float" office:value="-1.82568059865063" calcext:value-type="float">
            <text:p>-1.8256805987</text:p>
          </table:table-cell>
          <table:table-cell office:value-type="float" office:value="0.00436438481943038" calcext:value-type="float">
            <text:p>0.0043643848</text:p>
          </table:table-cell>
          <table:table-cell table:formula="of:=LOG([.D74]/[.D73];[.A74]/[.A73])" office:value-type="float" office:value="-1.36484597921528" calcext:value-type="float">
            <text:p>-1.3648459792</text:p>
          </table:table-cell>
          <table:table-cell office:value-type="float" office:value="0.095411618329913" calcext:value-type="float">
            <text:p>0.0954116183</text:p>
          </table:table-cell>
          <table:table-cell/>
          <table:table-cell office:value-type="float" office:value="4.2692" calcext:value-type="float">
            <text:p>4.2692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0495196400517925" calcext:value-type="float">
            <text:p>0.0004951964</text:p>
          </table:table-cell>
          <table:table-cell table:formula="of:=LOG([.B75]/[.B74];[.A75]/[.A74])" office:value-type="float" office:value="-3.64013078442761" calcext:value-type="float">
            <text:p>-3.6401307844</text:p>
          </table:table-cell>
          <table:table-cell office:value-type="float" office:value="0.00161685002227509" calcext:value-type="float">
            <text:p>0.00161685</text:p>
          </table:table-cell>
          <table:table-cell table:formula="of:=LOG([.D75]/[.D74];[.A75]/[.A74])" office:value-type="float" office:value="-3.45171810800585" calcext:value-type="float">
            <text:p>-3.451718108</text:p>
          </table:table-cell>
          <table:table-cell office:value-type="float" office:value="0.0501866627737022" calcext:value-type="float">
            <text:p>0.0501866628</text:p>
          </table:table-cell>
          <table:table-cell/>
          <table:table-cell office:value-type="float" office:value="6.7468" calcext:value-type="float">
            <text:p>6.7468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0113582198187485" calcext:value-type="float">
            <text:p>0.0001135822</text:p>
          </table:table-cell>
          <table:table-cell table:formula="of:=LOG([.B76]/[.B75];[.A76]/[.A75])" office:value-type="float" office:value="-3.63145344752031" calcext:value-type="float">
            <text:p>-3.6314534475</text:p>
          </table:table-cell>
          <table:table-cell office:value-type="float" office:value="0.000401239773321399" calcext:value-type="float">
            <text:p>0.0004012398</text:p>
          </table:table-cell>
          <table:table-cell table:formula="of:=LOG([.D76]/[.D75];[.A76]/[.A75])" office:value-type="float" office:value="-3.43722774101404" calcext:value-type="float">
            <text:p>-3.437227741</text:p>
          </table:table-cell>
          <table:table-cell office:value-type="float" office:value="0.013679581757259" calcext:value-type="float">
            <text:p>0.0136795818</text:p>
          </table:table-cell>
          <table:table-cell/>
          <table:table-cell office:value-type="float" office:value="12.8745" calcext:value-type="float">
            <text:p>12.8745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00333465400434403" calcext:value-type="float">
            <text:p>3.33465400434403E-05</text:p>
          </table:table-cell>
          <table:table-cell table:formula="of:=LOG([.B77]/[.B76];[.A77]/[.A76])" office:value-type="float" office:value="-4.26016385835279" calcext:value-type="float">
            <text:p>-4.2601638584</text:p>
          </table:table-cell>
          <table:table-cell office:value-type="float" office:value="0.000134199934763522" calcext:value-type="float">
            <text:p>0.0001341999</text:p>
          </table:table-cell>
          <table:table-cell table:formula="of:=LOG([.D77]/[.D76];[.A77]/[.A76])" office:value-type="float" office:value="-3.80707925006313" calcext:value-type="float">
            <text:p>-3.8070792501</text:p>
          </table:table-cell>
          <table:table-cell office:value-type="float" office:value="0.00293371637614204" calcext:value-type="float">
            <text:p>0.0029337164</text:p>
          </table:table-cell>
          <table:table-cell/>
          <table:table-cell office:value-type="float" office:value="20.7428" calcext:value-type="float">
            <text:p>20.7428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0000631400622232848" calcext:value-type="float">
            <text:p>0.000006314</text:p>
          </table:table-cell>
          <table:table-cell table:formula="of:=LOG([.B78]/[.B77];[.A78]/[.A77])" office:value-type="float" office:value="-4.10438188455833" calcext:value-type="float">
            <text:p>-4.1043818846</text:p>
          </table:table-cell>
          <table:table-cell office:value-type="float" office:value="0.0000260171039771024" calcext:value-type="float">
            <text:p>2.60171039771024E-05</text:p>
          </table:table-cell>
          <table:table-cell table:formula="of:=LOG([.D78]/[.D77];[.A78]/[.A77])" office:value-type="float" office:value="-4.04615967837279" calcext:value-type="float">
            <text:p>-4.0461596784</text:p>
          </table:table-cell>
          <table:table-cell office:value-type="float" office:value="0.000840139791662864" calcext:value-type="float">
            <text:p>0.0008401398</text:p>
          </table:table-cell>
          <table:table-cell/>
          <table:table-cell office:value-type="float" office:value="44.4649" calcext:value-type="float">
            <text:p>44.4649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000201519123365175" calcext:value-type="float">
            <text:p>2.01519123365175E-06</text:p>
          </table:table-cell>
          <table:table-cell table:formula="of:=LOG([.B79]/[.B78];[.A79]/[.A78])" office:value-type="float" office:value="-3.96985557685187" calcext:value-type="float">
            <text:p>-3.9698555769</text:p>
          </table:table-cell>
          <table:table-cell office:value-type="float" office:value="0.00000836564588123664" calcext:value-type="float">
            <text:p>8.36564588123664E-06</text:p>
          </table:table-cell>
          <table:table-cell table:formula="of:=LOG([.D79]/[.D78];[.A79]/[.A78])" office:value-type="float" office:value="-3.94400879255314" calcext:value-type="float">
            <text:p>-3.9440087926</text:p>
          </table:table-cell>
          <table:table-cell office:value-type="float" office:value="0.000378208385286349" calcext:value-type="float">
            <text:p>0.0003782084</text:p>
          </table:table-cell>
          <table:table-cell/>
          <table:table-cell office:value-type="float" office:value="84.9574" calcext:value-type="float">
            <text:p>84.9574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UMing HK" style:font-family-asian="'AR PL UMing H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1">00/00/0000</text:date>, <text:time style:data-style-name="N2" text:time-value="13:40:02.20778554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2-01T15:52:30.525968239</dc:date>
    <dc:creator>Mark Carpenter</dc:creator>
    <meta:editing-duration>PT3H58M39S</meta:editing-duration>
    <meta:editing-cycles>2</meta:editing-cycles>
    <meta:generator>LibreOffice/5.0.3.2$Linux_X86_64 LibreOffice_project/e5f16313668ac592c1bfb310f4390624e3dbfb75</meta:generator>
    <meta:document-statistic meta:table-count="1" meta:cell-count="513" meta:object-count="0"/>
  </office:meta>
</office:document-meta>
</file>